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https://www.kosmodrom.ua/maketna-plata-adapter/maket-pcb-qfn32x40-dip32x40.html" xlink:type="simple">Adapter QFN32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kosmodrom.ua/modul-datchika-priskorennya/mpu-6050-mod.html" xlink:type="simple">MPU-6050 module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kosmodrom.ua/maketna-plata-adapter/maket-pcb-so20xtssop20-dip20.html" xlink:type="simple">Adapter SO20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kosmodrom.ua/nalagodzhuvalna-plata/stm32f030c8t6-modul-2.html" xlink:type="simple">STM32F module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arduino.ua/ru/prod409-nabor-rezistorov-0-25w-600-sht" xlink:type="simple">Resistor pack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arduino.ua/ru/prod267-nabor-keramicheskih-kondensatorov-300-sht" xlink:type="simple">Ceramic cap pack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arduino.ua/ru/prod268-nabor-elektroliticheskih-kondensatorov-120sht" xlink:type="simple">Electrolyte cap pack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kosmodrom.ua/tranzistor-poloviy-mosfet/10n65f-2.html" xlink:type="simple">NFET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kosmodrom.ua/peremikach-dvizhkoviy/esp1010.html" xlink:type="simple">Switch straight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kosmodrom.ua/peremikach-dvizhkoviy/esp2010.html" xlink:type="simple">Switch corner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arduino.ua/ru/prod1943-komplekt-peremichek-mama-mama-papa-papa-mama-papa-120sht-10sm" xlink:type="simple">Wires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arduino.ua/ru/prod2596-nabor-cvetnih-svetodiodov-3mm-i-5mm-100sht" xlink:type="simple">LED pack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arduino.ua/ru/prod3422-nabor-knopok-14-vidov-140-shtyk-smd-dip" xlink:type="simple">Button pack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arduino.ua/ru/prod7199-uart-usb-type-c-perehidnik-na-ch340" xlink:type="simple">CH340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s://arduino.ua/ru/prod4908-usb-3-0-ydlinitel-amaf-1m" xlink:type="simple">USB AM/FM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arduino.ua/ru/prod892-usb-2-0-kabel-am-miniusb-0-8m-atcom-s-ferritom" xlink:type="simple">USB-USB mini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arduino.ua/ru/prod1860-maketnaya-plata-dvyhstoronnyaya-60h80mm" xlink:type="simple">Prototype PCB 60x80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arduino.ua/ru/prod1864-maketnaya-plata-dvyhstoronnyaya-30h70mm" xlink:type="simple">Prototype PCB 30x70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arduino.ua/ru/prod1862-maketnaya-plata-dvyhstoronnyaya-20h80mm-steklotekstolit" xlink:type="simple">Prototype PCB 20x80</text:a>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1:44:18.3540367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3:25:18.187067044</meta:creation-date>
    <dc:date>2025-10-08T12:22:15.404608881</dc:date>
    <meta:editing-duration>PT18M31S</meta:editing-duration>
    <meta:editing-cycles>3</meta:editing-cycles>
    <meta:generator>LibreOffice/24.2.7.2$Linux_X86_64 LibreOffice_project/420$Build-2</meta:generator>
    <meta:document-statistic meta:table-count="1" meta:cell-count="38" meta:object-count="0"/>
  </office:meta>
</office:document-meta>
</file>